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B</mi>
        </mrow>
      </mstyle>
      <mrow>
        <mi/>
        <mo stretchy="false">=</mo>
        <mi/>
      </mrow>
      <mfrac>
        <msub>
          <mo stretchy="false">μ</mo>
          <mn>0</mn>
        </msub>
        <mrow>
          <mn>4</mn>
          <mo stretchy="false">π</mo>
        </mrow>
      </mfrac>
      <mfenced open="[" close="]">
        <mrow>
          <mfrac>
            <mrow>
              <mn>3</mn>
              <mrow>
                <mo stretchy="false">(</mo>
                <mrow>
                  <mstyle mathvariant="bold">
                    <mrow>
                      <mi>r</mi>
                    </mrow>
                  </mstyle>
                  <mrow>
                    <mi/>
                    <mo stretchy="false">⋅</mo>
                    <mi/>
                  </mrow>
                  <mstyle mathvariant="bold">
                    <mrow>
                      <mi>m</mi>
                    </mrow>
                  </mstyle>
                </mrow>
                <mo stretchy="false">)</mo>
              </mrow>
              <mstyle mathvariant="bold">
                <mrow>
                  <mi>r</mi>
                </mrow>
              </mstyle>
            </mrow>
            <mrow>
              <msup>
                <mi>r</mi>
                <mn>5</mn>
              </msup>
            </mrow>
          </mfrac>
          <mrow>
            <mi/>
            <mo stretchy="false">−</mo>
            <mi/>
          </mrow>
          <mfrac>
            <mrow>
              <mstyle mathvariant="bold">
                <mrow>
                  <mi>m</mi>
                </mrow>
              </mstyle>
            </mrow>
            <mrow>
              <msup>
                <mi>r</mi>
                <mn>3</mn>
              </msup>
            </mrow>
          </mfrac>
        </mrow>
      </mfenced>
    </mrow>
    <annotation encoding="StarMath 5.0">bold B `=` %mu_0 over {4 %pi} left [ {3 (bold r `cdot` bold m) bold r} over {r^5} `-` {bold m} over {r^3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36:04.978000000</meta:creation-date>
    <meta:generator>LibreOffice/4.1.4.2$Windows_x86 LibreOffice_project/0a0440ccc0227ad9829de5f46be37cfb6edcf72</meta:generator>
  </office:meta>
</office:document-meta>
</file>